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3e3d" officeooo:paragraph-rsid="00093e3d"/>
    </style:style>
    <style:style style:name="P2" style:family="paragraph" style:parent-style-name="Standard">
      <style:text-properties officeooo:rsid="00093e3d" officeooo:paragraph-rsid="000a9f5f"/>
    </style:style>
    <style:style style:name="P3" style:family="paragraph" style:parent-style-name="Standard">
      <style:text-properties officeooo:rsid="00093e3d" officeooo:paragraph-rsid="00093e3d"/>
    </style:style>
    <style:style style:name="P4" style:family="paragraph" style:parent-style-name="Standard">
      <style:text-properties fo:color="#c9211e" loext:opacity="100%" officeooo:rsid="000a9f5f" officeooo:paragraph-rsid="000a9f5f"/>
    </style:style>
    <style:style style:name="P5" style:family="paragraph" style:parent-style-name="Standard">
      <style:text-properties fo:color="#c9211e" loext:opacity="100%" officeooo:rsid="00093e3d" officeooo:paragraph-rsid="00093e3d"/>
    </style:style>
    <style:style style:name="T1" style:family="text">
      <style:text-properties officeooo:rsid="000a9f5f"/>
    </style:style>
    <style:style style:name="T2" style:family="text">
      <style:text-properties fo:color="#c9211e" loext:opacity="100%" officeooo:rsid="000a9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O que <text:span text:style-name="T1">é</text:span> um repositório. <text:span text:style-name="T2">Um repositório é um lugar onde guardamos arquivos.</text:span></text:p>
      <text:p text:style-name="P2">2) Qual a diferença entre Git e GitHub.</text:p>
      <text:p text:style-name="P2"><text:span text:style-name="T2">O Git é um software que permite que as pessoas poção salvar seus projetos , já o GitHub é uma plataforma web que outras pessoas possam usar seus projetos online</text:span><text:span text:style-name="T1">.</text:span></text:p>
      <text:p text:style-name="P1">3) Porque utilizar controle de versão para os arquivos de um projeto de desenvolvimento de software.</text:p>
      <text:p text:style-name="P4">O controle de versão ajuda preservar <text:s/>a eficiência e a agilidade do desenvolvimento do projeto. </text:p>
      <text:p text:style-name="P1">4) Quais vantagens você enxerga no Git. Você utilizaria em seu projeto.</text:p>
      <text:p text:style-name="P4">Se perder alguma coisa do seu projeto vai ficar salvo na nuvem ,então não perdera todo o seu projeto. Sim eu utilizaria o Git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09:42:11.673000000</dc:date>
    <meta:editing-duration>PT15M45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7" meta:word-count="119" meta:character-count="670" meta:non-whitespace-character-count="556"/>
  </office:meta>
</office:document-meta>
</file>